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L AGUILA NAVARRO, SARI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239912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862112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EL AGUILA NAVARRO, SARI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3991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105</text:p>
            <text:p text:style-name="P12"/>
          </table:table-cell>
        </table:table-row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6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3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2:32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